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3d1a1" officeooo:paragraph-rsid="0013d1a1"/>
    </style:style>
    <style:style style:name="P2" style:family="paragraph" style:parent-style-name="Standard">
      <style:text-properties fo:language="en" fo:country="US" fo:font-weight="bold" officeooo:rsid="0013d1a1" officeooo:paragraph-rsid="0013d1a1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language="en" fo:country="US" fo:font-weight="bold" officeooo:rsid="0013d1a1" officeooo:paragraph-rsid="0013d1a1" style:font-weight-asian="bold" style:font-weight-complex="bold"/>
    </style:style>
    <style:style style:name="P4" style:family="paragraph" style:parent-style-name="Standard">
      <style:text-properties fo:language="en" fo:country="US" officeooo:rsid="00179802" officeooo:paragraph-rsid="00179802"/>
    </style:style>
    <style:style style:name="P5" style:family="paragraph" style:parent-style-name="Standard">
      <style:text-properties fo:language="en" fo:country="US" officeooo:rsid="0013d1a1" officeooo:paragraph-rsid="0013d1a1"/>
    </style:style>
    <style:style style:name="P6" style:family="paragraph" style:parent-style-name="Standard">
      <style:text-properties fo:language="en" fo:country="US" officeooo:rsid="0013d1a1" officeooo:paragraph-rsid="001d42bf"/>
    </style:style>
    <style:style style:name="P7" style:family="paragraph" style:parent-style-name="Standard">
      <style:text-properties fo:language="en" fo:country="US" officeooo:rsid="0016ca29" officeooo:paragraph-rsid="001d42bf"/>
    </style:style>
    <style:style style:name="P8" style:family="paragraph" style:parent-style-name="Standard">
      <style:text-properties fo:language="en" fo:country="US" officeooo:rsid="00179802" officeooo:paragraph-rsid="00179802"/>
    </style:style>
    <style:style style:name="P9" style:family="paragraph" style:parent-style-name="Standard">
      <style:text-properties fo:language="en" fo:country="US" officeooo:rsid="00198a81" officeooo:paragraph-rsid="00198a81"/>
    </style:style>
    <style:style style:name="P10" style:family="paragraph" style:parent-style-name="Standard">
      <style:text-properties fo:language="en" fo:country="US" officeooo:rsid="00198a81" officeooo:paragraph-rsid="001d42bf"/>
    </style:style>
    <style:style style:name="P11" style:family="paragraph" style:parent-style-name="Standard">
      <style:text-properties fo:language="en" fo:country="US" officeooo:rsid="001d42bf" officeooo:paragraph-rsid="001d42bf"/>
    </style:style>
    <style:style style:name="P12" style:family="paragraph" style:parent-style-name="Standard">
      <style:text-properties fo:language="en" fo:country="US" officeooo:rsid="001e2fd5" officeooo:paragraph-rsid="001e2fd5"/>
    </style:style>
    <style:style style:name="T1" style:family="text">
      <style:text-properties officeooo:rsid="00198a81"/>
    </style:style>
    <style:style style:name="T2" style:family="text">
      <style:text-properties officeooo:rsid="001d42bf"/>
    </style:style>
    <style:style style:name="T3" style:family="text">
      <style:text-properties officeooo:rsid="001e2f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/text:p>
      <text:p text:style-name="P1"/>
      <text:p text:style-name="P1">A message board where the posts can be moved around like a bulletin board.</text:p>
      <text:p text:style-name="P1"/>
      <text:p text:style-name="P2">Use Cases:</text:p>
      <text:p text:style-name="P1"/>
      <text:p text:style-name="P1">A user can create a new bulletin board</text:p>
      <text:p text:style-name="P6">A user can make another user a board owner</text:p>
      <text:p text:style-name="P1">A user can remove <text:span text:style-name="T2">themselves as</text:span> <text:span text:style-name="T2">an owner of a</text:span> bulletin board. <text:span text:style-name="T2">A board with no owners is deleted</text:span></text:p>
      <text:p text:style-name="P6">A user can search for boards to post on</text:p>
      <text:p text:style-name="P11">A user can view a list of popular categories</text:p>
      <text:p text:style-name="P6">A user can view boards by category</text:p>
      <text:p text:style-name="P6">A user can view popular boards</text:p>
      <text:p text:style-name="P11">A user can change a boards category</text:p>
      <text:p text:style-name="P11">A user can change a boards keywords</text:p>
      <text:p text:style-name="P11">A user can change a boards name</text:p>
      <text:p text:style-name="P10">A user can subscribe to a board</text:p>
      <text:p text:style-name="P10">A user can unsubscri<text:span text:style-name="T3">be</text:span> from a board</text:p>
      <text:p text:style-name="P1"/>
      <text:p text:style-name="P1">A user can add a note to a bulletin board</text:p>
      <text:p text:style-name="P1">A user can move a note they own</text:p>
      <text:p text:style-name="P1">A user can remove all notes on a board they own</text:p>
      <text:p text:style-name="P1">A user can move <text:span text:style-name="T2">all </text:span>notes on boards they own</text:p>
      <text:p text:style-name="P1">A user can rotate a note</text:p>
      <text:p text:style-name="P1">A user can change the color of their notes</text:p>
      <text:p text:style-name="P1">A user can change the text color of their notes</text:p>
      <text:p text:style-name="P12">A user can change the contents of a note</text:p>
      <text:p text:style-name="P4">A user can drag and drop a photo or short video into a note and the note will contain the media rather than text.</text:p>
      <text:p text:style-name="P4">A <text:span text:style-name="T1">user can change</text:span> <text:span text:style-name="T2">a note </text:span>into a sub board. When you click a sub board, your screen renders a new board and an <text:span text:style-name="T1">arrow</text:span> in the top corner will allow you to go back to the original board.</text:p>
      <text:p text:style-name="P12">A user can change the contents of a note</text:p>
      <text:p text:style-name="P9"/>
      <text:p text:style-name="P11">A user can sign up for an account</text:p>
      <text:p text:style-name="P11">A user can sign in and sign out</text:p>
      <text:p text:style-name="P7">A user can change their password, username and email address</text:p>
      <text:p text:style-name="P11">A user can add another user to their 'People'</text:p>
      <text:p text:style-name="P11">A user can remove another user from their 'People'</text:p>
      <text:p text:style-name="P11">A user can view their own or another uses profile</text:p>
      <text:p text:style-name="P11">A user can delete their account</text:p>
      <text:p text:style-name="P11"/>
      <text:p text:style-name="P12">A user can chat with other users, the chats are 1 per board</text:p>
      <text:p text:style-name="P12">A user can view Alerts that will notify them when they have been made a board owner or when they are added to someone's 'people'.</text:p>
      <text:p text:style-name="P12">A user can remove Alerts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3T10:48:56.974937958</meta:creation-date>
    <dc:date>2016-07-06T17:02:26.187893895</dc:date>
    <meta:editing-duration>PT8H30M3S</meta:editing-duration>
    <meta:editing-cycles>5</meta:editing-cycles>
    <meta:generator>LibreOffice/5.0.3.2$Linux_X86_64 LibreOffice_project/00m0$Build-2</meta:generator>
    <meta:document-statistic meta:table-count="0" meta:image-count="0" meta:object-count="0" meta:page-count="1" meta:paragraph-count="36" meta:word-count="366" meta:character-count="1736" meta:non-whitespace-character-count="1404"/>
  </office:meta>
</office:document-meta>
</file>